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2cm" fo:margin-left="-0.279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9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4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0ab88c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ab88c" style:font-size-asian="13pt" style:font-size-complex="13pt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ab88c" style:font-name-asian="Wingdings 2" style:font-size-asian="13pt" style:font-name-complex="Wingdings 2" style:font-size-complex="13pt"/>
    </style:style>
    <style:style style:name="P4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ab88c" style:font-name-asian="Wingdings 2" style:font-size-asian="13pt" style:font-name-complex="Wingdings 2" style:font-size-complex="13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ab88c" style:font-name-asian="Wingdings 2" style:font-size-asian="13pt" style:font-weight-asian="bold" style:font-name-complex="Wingdings 2" style:font-size-complex="13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ab88c" style:font-name-asian="Wingdings 2" style:font-size-asian="13pt" style:font-weight-asian="bold" style:font-name-complex="Wingdings 2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normal" officeooo:paragraph-rsid="000ab88c" style:font-name-asian="Wingdings 2" style:font-size-asian="13pt" style:font-weight-asian="normal" style:font-name-complex="Wingdings 2" style:font-size-complex="13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paragraph-rsid="000ab88c" style:font-name-asian="Wingdings 2" style:font-size-asian="11pt" style:font-name-complex="Wingdings 2" style:font-size-complex="11pt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 style:snap-to-layout-grid="false"/>
      <style:text-properties style:font-name="Arial1" fo:font-size="11pt" fo:font-weight="normal" officeooo:paragraph-rsid="000ab88c" style:font-name-asian="Ari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top="0cm" fo:margin-bottom="0.349cm" loext:contextual-spacing="true" fo:text-align="justify" style:justify-single-word="false" style:snap-to-layout-grid="false"/>
      <style:text-properties style:font-name="Arial1" fo:font-size="11pt" officeooo:paragraph-rsid="000ab88c" style:font-size-asian="11pt" style:font-name-complex="Arial" style:font-size-complex="11pt"/>
    </style:style>
    <style:style style:name="P11" style:family="paragraph" style:parent-style-name="Standard">
      <style:paragraph-properties fo:margin-top="0cm" fo:margin-bottom="0.349cm" loext:contextual-spacing="true" fo:text-align="justify" style:justify-single-word="false" style:snap-to-layout-grid="false"/>
      <style:text-properties style:font-name="Arial1" fo:font-size="11pt" officeooo:paragraph-rsid="000ab88c" style:font-size-asian="11pt" style:font-size-complex="11pt"/>
    </style:style>
    <style:style style:name="P12" style:family="paragraph" style:parent-style-name="Standard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fo:font-weight="normal" officeooo:paragraph-rsid="000ab88c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11460f" style:font-name-asian="Wingdings 2" style:font-size-asian="13pt" style:font-name-complex="Wingdings 2" style:font-size-complex="13pt"/>
    </style:style>
    <style:style style:name="P14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paragraph-rsid="000ab88c" style:font-size-asian="11pt" style:font-size-complex="11pt"/>
    </style:style>
    <style:style style:name="P15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2c06e" officeooo:paragraph-rsid="0012c06e" style:font-size-asian="11pt" style:font-size-complex="11pt"/>
    </style:style>
    <style:style style:name="P16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paragraph-rsid="0012f6a3" style:font-size-asian="11pt" style:font-name-complex="Arial1" style:font-size-complex="11pt"/>
    </style:style>
    <style:style style:name="P17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1pt" officeooo:paragraph-rsid="000ab88c" style:font-size-asian="11pt" style:font-name-complex="Arial1" style:font-size-complex="11pt"/>
    </style:style>
    <style:style style:name="P18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35098" officeooo:paragraph-rsid="00135098" style:font-size-asian="11pt" style:font-name-complex="Arial1" style:font-size-complex="11pt"/>
    </style:style>
    <style:style style:name="P19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1pt" fo:font-weight="normal" officeooo:rsid="0012c06e" officeooo:paragraph-rsid="0012c06e" style:font-size-asian="11pt" style:font-weight-asian="normal" style:font-size-complex="11pt" style:font-weight-complex="normal"/>
    </style:style>
    <style:style style:name="P20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1pt" fo:font-weight="normal" officeooo:rsid="001344b0" officeooo:paragraph-rsid="001344b0" style:font-size-asian="11pt" style:font-weight-asian="normal" style:font-size-complex="11pt" style:font-weight-complex="normal"/>
    </style:style>
    <style:style style:name="P21" style:family="paragraph" style:parent-style-name="Standard" style:list-style-name="WW8Num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fo:font-weight="normal" officeooo:paragraph-rsid="0012c06e" style:font-size-asian="11pt" style:font-weight-asian="normal" style:font-name-complex="Arial1" style:font-size-complex="11pt" style:font-weight-complex="normal"/>
    </style:style>
    <style:style style:name="P22" style:family="paragraph" style:parent-style-name="Standard" style:list-style-name="WW8Num1"/>
    <style:style style:name="P23" style:family="paragraph" style:parent-style-name="Standard" style:list-style-name="WW8Num1">
      <style:paragraph-properties fo:margin-top="0cm" fo:margin-bottom="0.349cm" loext:contextual-spacing="true" fo:text-align="justify" style:justify-single-word="false" style:snap-to-layout-grid="false"/>
      <style:text-properties style:font-name="Arial1" fo:font-size="11pt" officeooo:paragraph-rsid="000ab88c" style:font-size-asian="11pt" style:font-size-complex="11pt"/>
    </style:style>
    <style:style style:name="P24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officeooo:paragraph-rsid="000ab88c" style:font-size-asian="11pt" style:font-size-complex="11pt"/>
    </style:style>
    <style:style style:name="P25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officeooo:rsid="000d79e7" officeooo:paragraph-rsid="000d79e7" style:font-size-asian="11pt" style:font-size-complex="11pt"/>
    </style:style>
    <style:style style:name="P26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fo:font-weight="normal" officeooo:paragraph-rsid="000ab88c" style:font-size-asian="11pt" style:font-weight-asian="normal" style:font-name-complex="Arial" style:font-size-complex="11pt" style:font-weight-complex="normal"/>
    </style:style>
    <style:style style:name="P27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style:font-name="Arial1" fo:font-size="11pt" fo:font-weight="normal" officeooo:rsid="001344b0" officeooo:paragraph-rsid="001344b0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fo:color="#000000" style:font-name="Arial1" fo:font-size="11pt" fo:font-weight="normal" officeooo:rsid="000d79e7" officeooo:paragraph-rsid="000d79e7" style:font-size-asian="11pt" style:font-weight-asian="normal" style:font-size-complex="11pt" style:font-weight-complex="normal"/>
    </style:style>
    <style:style style:name="P29" style:family="paragraph" style:parent-style-name="Standard" style:list-style-name="WW8Num1">
      <style:paragraph-properties fo:margin-top="0cm" fo:margin-bottom="0.349cm" loext:contextual-spacing="true" fo:text-align="start" style:justify-single-word="false" style:snap-to-layout-grid="false"/>
      <style:text-properties fo:color="#000000" style:font-name="Arial1" fo:font-size="11pt" fo:font-weight="normal" officeooo:rsid="000d79e7" officeooo:paragraph-rsid="000d79e7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WW8Num1">
      <style:paragraph-properties fo:margin-top="0cm" fo:margin-bottom="0.353cm" loext:contextual-spacing="false" style:snap-to-layout-grid="false">
        <style:tab-stops>
          <style:tab-stop style:position="0.466cm"/>
        </style:tab-stops>
      </style:paragraph-properties>
      <style:text-properties style:font-name="Arial1" fo:font-size="11pt" officeooo:paragraph-rsid="000ab88c" style:font-size-asian="11pt" style:font-name-complex="Arial1" style:font-size-complex="11pt"/>
    </style:style>
    <style:style style:name="T1" style:family="text">
      <style:text-properties style:font-name-asian="Wingdings 2" style:font-name-complex="Wingdings 2"/>
    </style:style>
    <style:style style:name="T2" style:family="text">
      <style:text-properties officeooo:rsid="001c1328" style:font-name-asian="Wingdings 2" style:font-name-complex="Wingdings 2"/>
    </style:style>
    <style:style style:name="T3" style:family="text">
      <style:text-properties officeooo:rsid="000fc967" style:font-name-asian="Wingdings 2" style:font-name-complex="Wingdings 2"/>
    </style:style>
    <style:style style:name="T4" style:family="text">
      <style:text-properties officeooo:rsid="00121b0f" style:font-name-asian="Wingdings 2" style:font-name-complex="Wingdings 2"/>
    </style:style>
    <style:style style:name="T5" style:family="text">
      <style:text-properties officeooo:rsid="00150438" style:font-name-asian="Wingdings 2" style:font-name-complex="Wingdings 2"/>
    </style:style>
    <style:style style:name="T6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7" style:family="text">
      <style:text-properties fo:color="#ff6600" fo:font-weight="bold" style:font-name-asian="Wingdings 2" style:font-weight-asian="bold" style:font-name-complex="Arial" style:font-weight-complex="bold"/>
    </style:style>
    <style:style style:name="T8" style:family="text">
      <style:text-properties officeooo:rsid="001d9a8d"/>
    </style:style>
    <style:style style:name="T9" style:family="text">
      <style:text-properties officeooo:rsid="00187ad3"/>
    </style:style>
    <style:style style:name="T10" style:family="text">
      <style:text-properties fo:font-weight="normal" style:font-weight-asian="normal" style:font-name-complex="Arial" style:font-weight-complex="normal"/>
    </style:style>
    <style:style style:name="T11" style:family="text">
      <style:text-properties fo:font-weight="normal" officeooo:rsid="001c1328" style:font-weight-asian="normal" style:font-name-complex="Arial" style:font-weight-complex="normal"/>
    </style:style>
    <style:style style:name="T12" style:family="text">
      <style:text-properties fo:font-weight="normal" officeooo:rsid="001344b0" style:font-weight-asian="normal" style:font-name-complex="Arial" style:font-weight-complex="normal"/>
    </style:style>
    <style:style style:name="T13" style:family="text">
      <style:text-properties fo:font-weight="normal" officeooo:rsid="001344b0" style:font-weight-asian="normal" style:font-name-complex="Arial1" style:font-weight-complex="normal"/>
    </style:style>
    <style:style style:name="T14" style:family="text">
      <style:text-properties style:font-name-complex="Arial1"/>
    </style:style>
    <style:style style:name="T15" style:family="text">
      <style:text-properties officeooo:rsid="0012c06e" style:font-name-complex="Arial1"/>
    </style:style>
    <style:style style:name="T16" style:family="text">
      <style:text-properties officeooo:rsid="00135098" style:font-name-complex="Arial1"/>
    </style:style>
    <style:style style:name="T17" style:family="text">
      <style:text-properties fo:font-weight="bold" style:font-weight-asian="bold" style:font-name-complex="Arial1" style:font-weight-complex="bold"/>
    </style:style>
    <style:style style:name="T18" style:family="text">
      <style:text-properties fo:font-weight="bold" officeooo:rsid="0012c06e" style:font-weight-asian="bold" style:font-name-complex="Arial1" style:font-weight-complex="bold"/>
    </style:style>
    <style:style style:name="T19" style:family="text">
      <style:text-properties fo:font-weight="bold" officeooo:rsid="001344b0" style:font-weight-asian="bold" style:font-name-complex="Arial1" style:font-weight-complex="bold"/>
    </style:style>
    <style:style style:name="T20" style:family="text">
      <style:text-properties fo:font-weight="bold" officeooo:rsid="00135098" style:font-weight-asian="bold" style:font-name-complex="Arial1" style:font-weight-complex="bold"/>
    </style:style>
    <style:style style:name="T21" style:family="text">
      <style:text-properties fo:font-weight="bold" style:font-weight-asian="bold" style:font-name-complex="Arial" style:font-weight-complex="bold"/>
    </style:style>
    <style:style style:name="T22" style:family="text">
      <style:text-properties fo:font-weight="bold" officeooo:rsid="000eda16" style:font-weight-asian="bold" style:font-name-complex="Arial" style:font-weight-complex="bold"/>
    </style:style>
    <style:style style:name="T23" style:family="text">
      <style:text-properties fo:font-weight="bold" officeooo:rsid="001344b0" style:font-weight-asian="bold" style:font-name-complex="Arial" style:font-weight-complex="bold"/>
    </style:style>
    <style:style style:name="T24" style:family="text">
      <style:text-properties fo:font-weight="bold" officeooo:rsid="00135098" style:font-weight-asian="bold" style:font-name-complex="Arial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officeooo:rsid="000c6f5a"/>
    </style:style>
    <style:style style:name="T28" style:family="text">
      <style:text-properties fo:color="#669900" fo:font-weight="bold" style:font-weight-asian="bold" style:font-name-complex="Arial" style:font-weight-complex="bold"/>
    </style:style>
    <style:style style:name="T29" style:family="text">
      <style:text-properties style:font-name="Arial1" fo:font-size="11pt" fo:font-weight="normal" style:font-name-asian="Wingdings 2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Arial1" fo:font-size="11pt" fo:font-weight="normal" officeooo:rsid="0012c06e" style:font-name-asian="Wingdings 2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Arial1" fo:font-size="11pt" fo:font-weight="normal" officeooo:rsid="00135098" style:font-name-asian="Wingdings 2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Arial1" fo:font-size="11pt" fo:font-weight="bold" officeooo:rsid="0012c06e" style:font-name-asian="Wingdings 2" style:font-size-asian="11pt" style:font-weight-asian="bold" style:font-name-complex="Arial" style:font-size-complex="11pt" style:font-weight-complex="bold"/>
    </style:style>
    <style:style style:name="T33" style:family="text">
      <style:text-properties style:font-name="Arial1" fo:font-size="11pt" fo:font-weight="bold" officeooo:rsid="00135098" style:font-name-asian="Wingdings 2" style:font-size-asian="11pt" style:font-weight-asian="bold" style:font-name-complex="Arial" style:font-size-complex="11pt" style:font-weight-complex="bold"/>
    </style:style>
    <style:style style:name="T34" style:family="text">
      <style:text-properties officeooo:rsid="00134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><text:span text:style-name="T1">Nombre del Caso de Uso: </text:span><text:span text:style-name="T5">Gestionar</text:span><text:span text:style-name="T3"> </text:span><text:span text:style-name="T2">emplead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<text:span text:style-name="T1">Prioridad:<text:tab/><text:tab/> </text:span><text:span text:style-name="T6">Alta</text:span><text:span text:style-name="T1"> 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<text:span text:style-name="T1">Complejidad:<text:tab/>Simple<text:tab/></text:span><text:span text:style-name="T6">Media</text:span><text:span text:style-name="T1"> <text:tab/></text:span></text:p>
            <text:p text:style-name="P3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2"><text:span text:style-name="T1">Actor Principal: </text:span><text:span text:style-name="T7">Administrador (AD).</text:span></text:p>
          </table:table-cell>
          <table:covered-table-cell/>
          <table:table-cell table:style-name="Tabla1.A2" office:value-type="string">
            <text:p text:style-name="P3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2"><text:span text:style-name="T1">Tipo de Caso de Uso: </text:span><text:span text:style-name="T6">Concreto</text:span><text:span text:style-name="T1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Objetivo: </text:p>
            <text:p text:style-name="P2"><text:span text:style-name="T1">El objetivo del CU es permitirle al AD </text:span><text:span text:style-name="T3">dar de alta</text:span><text:span text:style-name="T1"> </text:span><text:span text:style-name="T2">empleado</text:span><text:span text:style-name="T1"> al sistema.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13">Precondiciones:</text:p>
            <text:p text:style-name="P13">Tiene que haber iniciado sesión como administrador para poder hacer uso del CU.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3">Post-Condiciones:</text:p>
          </table:table-cell>
          <table:table-cell table:style-name="Tabla1.A2" table:number-columns-spanned="2" office:value-type="string">
            <text:p text:style-name="P2"><text:span text:style-name="T1">Éxito: Poder </text:span><text:span text:style-name="T4">dar de alta</text:span><text:span text:style-name="T1"> satisfactoriamente un </text:span><text:span text:style-name="T2">empleado</text:span><text:span text:style-name="T1">.</text:span>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3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5">FLUJO NORMAL</text:p>
          </table:table-cell>
          <table:covered-table-cell/>
          <table:table-cell table:style-name="Tabla1.A2" office:value-type="string">
            <text:p text:style-name="P5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2367434558" text:style-name="WW8Num1">
              <text:list-item>
                <text:p text:style-name="P22"><text:span text:style-name="T29">El sistema le muestra las siguientes opciones </text:span><text:span text:style-name="T33">GESTIONAR MONITOR, INFORME, GESTIONAR</text:span><text:span text:style-name="T32"> EMPLEADO </text:span><text:span text:style-name="T30">y </text:span><text:span text:style-name="T33">GESTIONAR</text:span><text:span text:style-name="T32"> COLA.</text:span></text:p>
              </text:list-item>
            </text:list>
          </table:table-cell>
          <table:covered-table-cell/>
          <table:table-cell table:style-name="Tabla1.A2" office:value-type="string">
            <text:p text:style-name="P8"/>
          </table:table-cell>
        </table:table-row>
        <table:table-row table:style-name="Tabla1.1">
          <table:table-cell table:style-name="Tabla1.A4" table:number-columns-spanned="2" office:value-type="string">
            <text:list xml:id="list95214745999219" text:continue-numbering="true" text:style-name="WW8Num1">
              <text:list-item>
                <text:p text:style-name="P14"><text:span text:style-name="T14">El AD selecciona la opción </text:span><text:span text:style-name="T20">GESTIONAR</text:span><text:span text:style-name="T18"> EMPLEADO</text:span><text:span text:style-name="T17">.</text:span></text:p>
              </text:list-item>
            </text:list>
          </table:table-cell>
          <table:covered-table-cell/>
          <table:table-cell table:style-name="Tabla1.A2" office:value-type="string">
            <text:p text:style-name="P8"/>
          </table:table-cell>
        </table:table-row>
        <table:table-row table:style-name="Tabla1.1">
          <table:table-cell table:style-name="Tabla1.A4" table:number-columns-spanned="2" office:value-type="string">
            <text:list xml:id="list95215012297619" text:continue-numbering="true" text:style-name="WW8Num1">
              <text:list-item>
                <text:p text:style-name="P14"><text:span text:style-name="T14">El sistema muestra </text:span><text:span text:style-name="T15">los empleados registrados en una tabla que contiene sus datos, si selecciona alguno de los empleados le permite modificar los datos, y si se coloca en la columana de eliminar lo puede eliminar y le muestra la opcion </text:span><text:span text:style-name="T18">REGISTRAR EMPLEADO </text:span><text:span text:style-name="T20">y MENU PRINCIPAL</text:span><text:span text:style-name="T18">.</text:span></text:p>
              </text:list-item>
            </text:list>
          </table:table-cell>
          <table:covered-table-cell/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14" table:number-columns-spanned="2" office:value-type="string">
            <text:list xml:id="list95214858384016" text:continue-numbering="true" text:style-name="WW8Num1">
              <text:list-item>
                <text:p text:style-name="P15">EL AD selecciona la opcion <text:span text:style-name="T25">REGISTRAR EMPLEADO.</text:span></text:p>
              </text:list-item>
            </text:list>
          </table:table-cell>
          <table:covered-table-cell/>
          <table:table-cell table:style-name="Tabla1.C14" office:value-type="string">
            <text:p text:style-name="P9"/>
          </table:table-cell>
        </table:table-row>
        <table:table-row table:style-name="Tabla1.1">
          <table:table-cell table:style-name="Tabla1.A14" table:number-columns-spanned="2" office:value-type="string">
            <text:list xml:id="list95214783664621" text:continue-numbering="true" text:style-name="WW8Num1">
              <text:list-item>
                <text:p text:style-name="P19"><text:span text:style-name="T14">El sistema muestra los siguientes datos a cargar para registrar un nuevo empleado y las opciones </text:span><text:span text:style-name="T17">GUARDAR DATOS </text:span><text:span text:style-name="T20">y CANCELAR</text:span><text:span text:style-name="T17">.</text:span></text:p>
                <text:p text:style-name="P21">id<text:span text:style-name="T8">Empleado</text:span>(**)</text:p>
                <text:p text:style-name="P16">apellido (*)</text:p>
                <text:p text:style-name="P16">nombre(*)</text:p>
                <text:p text:style-name="P18">dni(*)</text:p>
                <text:p text:style-name="P18">perfil(*)</text:p>
                <text:p text:style-name="P18">colas asignadas</text:p>
              </text:list-item>
            </text:list>
          </table:table-cell>
          <table:covered-table-cell/>
          <table:table-cell table:style-name="Tabla1.C14" office:value-type="string">
            <text:list xml:id="list95216225877921" text:continue-numbering="true" text:style-name="WW8Num1">
              <text:list-item>
                <text:list>
                  <text:list-item>
                    <text:p text:style-name="P23"><text:span text:style-name="T26">El AD selecciona la opción </text:span><text:span text:style-name="T24">CANCELAR</text:span><text:span text:style-name="T21">.</text:span></text:p>
                    <text:list>
                      <text:list-item>
                        <text:p text:style-name="P26">El sistema <text:span text:style-name="T34">vuelve al punto 3.</text:span></text:p>
                      </text:list-item>
                      <text:list-item>
                        <text:p text:style-name="P26">Fin caso de uso.</text:p>
                      </text:list-item>
                    </text:list>
                  </text:list-item>
                  <text:list-item>
                    <text:p text:style-name="P27">El AD selecciona uno de los empleados que estan listados en la tabla.</text:p>
                    <text:list>
                      <text:list-item>
                        <text:p text:style-name="P27">El sistema muestra los datos que puede modificar del empleado.</text:p>
                      </text:list-item>
                      <text:list-item>
                        <text:p text:style-name="P27">El AD carga los nuevos datos y selecciona la opcion <text:span text:style-name="T25">GUARDAR DATOS.</text:span></text:p>
                      </text:list-item>
                      <text:list-item>
                        <text:p text:style-name="P27">El sistema vuelve al punto 3.</text:p>
                      </text:list-item>
                      <text:list-item>
                        <text:p text:style-name="P27">Fin caso de uso.</text:p>
                      </text:list-item>
                    </text:list>
                  </text:list-item>
                  <text:list-item>
                    <text:p text:style-name="P27">El AD selecciona la columna de eliminar empleado.</text:p>
                    <text:list>
                      <text:list-item>
                        <text:p text:style-name="P27">El sistema elimina al empleado del sistema y vuelve al punto 3.</text:p>
                      </text:list-item>
                      <text:list-item>
                        <text:p text:style-name="P27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95215399346381" text:continue-numbering="true" text:style-name="WW8Num1">
              <text:list-item>
                <text:p text:style-name="P20">El AD carga los datos solicitados y selecciona la opcion <text:span text:style-name="T25">GUARDAR DATOS</text:span></text:p>
              </text:list-item>
            </text:list>
          </table:table-cell>
          <table:covered-table-cell/>
          <table:table-cell table:style-name="Tabla1.C14" office:value-type="string">
            <text:p text:style-name="P11"/>
          </table:table-cell>
        </table:table-row>
        <table:table-row table:style-name="Tabla1.1">
          <table:table-cell table:style-name="Tabla1.A14" table:number-columns-spanned="2" office:value-type="string">
            <text:list xml:id="list95214830676783" text:continue-numbering="true" text:style-name="WW8Num1">
              <text:list-item>
                <text:p text:style-name="P17">El sistema &lt;valida los datos ingresados&gt;, guarda los datos en el sistema <text:span text:style-name="T27">y vuelve al punto 3</text:span>.</text:p>
              </text:list-item>
            </text:list>
          </table:table-cell>
          <table:covered-table-cell/>
          <table:table-cell table:style-name="Tabla1.C14" office:value-type="string">
            <text:list xml:id="list95215509712367" text:continue-numbering="true" text:style-name="WW8Num1">
              <text:list-item>
                <text:list>
                  <text:list-item>
                    <text:p text:style-name="P26">El sistema &lt;no valida los datos ingresados&gt;.</text:p>
                    <text:list>
                      <text:list-item>
                        <text:p text:style-name="P26">Los datos ingresados no están <text:soft-page-break/>completos. El sistema vuelve al punto <text:span text:style-name="T34">5</text:span>.</text:p>
                      </text:list-item>
                    </text:list>
                  </text:list-item>
                  <text:list-item>
                    <text:p text:style-name="P26">El sistema &lt;no valida los datos ingresados&gt;.</text:p>
                    <text:list>
                      <text:list-item>
                        <text:p text:style-name="P26">Los datos fueron mal ingresados. El sistema vuelve al punto <text:span text:style-name="T34">5</text:span>.</text:p>
                      </text:list-item>
                    </text:list>
                  </text:list-item>
                  <text:list-item>
                    <text:p text:style-name="P26">El sistema &lt;valida que los datos ingresados ya existen&gt;.</text:p>
                    <text:list>
                      <text:list-item>
                        <text:p text:style-name="P24"><text:span text:style-name="T10">El sistema muestre el siguiente cartel “El </text:span><text:span text:style-name="T11">empleado</text:span><text:span text:style-name="T10"> ya esta registrado” y vuelve al punto </text:span><text:span text:style-name="T12">5</text:span><text:span text:style-name="T10">.</text:span></text:p>
                      </text:list-item>
                    </text:list>
                  </text:list-item>
                  <text:list-item>
                    <text:p text:style-name="P25"><text:span text:style-name="T10">El sistema llama al caso de uso </text:span><text:span text:style-name="T28">Impimir tarjeta de empleado </text:span></text:p>
                    <text:list>
                      <text:list-item>
                        <text:p text:style-name="P28"><text:span text:style-name="T26">El AD selecciona la opcion </text:span><text:span text:style-name="T22">IMPRIMIR TARJETA DE EMPLEADO</text:span><text:span text:style-name="T26">.</text:span></text:p>
                      </text:list-item>
                      <text:list-item>
                        <text:p text:style-name="P29">El sistema imprime la tarjeta de empleado</text:p>
                      </text:list-item>
                      <text:list-item>
                        <text:p text:style-name="P29">Fin caso de uso</text:p>
                      </text:list-item>
                    </text:list>
                  </text:list-item>
                </text:list>
              </text:list-item>
            </text:list>
            <text:p text:style-name="P12"/>
          </table:table-cell>
        </table:table-row>
        <table:table-row table:style-name="Tabla1.1">
          <table:table-cell table:style-name="Tabla1.A14" table:number-columns-spanned="2" office:value-type="string">
            <text:list xml:id="list95214809594839" text:continue-numbering="true" text:style-name="WW8Num1">
              <text:list-item>
                <text:p text:style-name="P30">Fin caso de uso.</text:p>
              </text:list-item>
            </text:list>
          </table:table-cell>
          <table:covered-table-cell/>
          <table:table-cell table:style-name="Tabla1.C14" office:value-type="string">
            <text:p text:style-name="P10"/>
          </table:table-cell>
        </table:table-row>
        <table:table-row table:style-name="Tabla1.1">
          <table:table-cell table:style-name="Tabla1.A2" table:number-columns-spanned="3" office:value-type="string">
            <text:p text:style-name="P4">Observaciones:</text:p>
            <text:p text:style-name="P4">(*) Datos obligatorios</text:p>
            <text:p text:style-name="P4">(**) Datos autoincrementables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1" fo:font-family="Arial" style:font-family-generic="swiss" fo:font-size="10pt" fo:font-weight="bold" style:font-size-asian="10pt" style:font-weight-asian="bold" style:font-name-complex="Arial1" style:font-family-complex="Arial" style:font-family-generic-complex="swiss" style:font-size-complex="10pt" style:font-weight-complex="bold"/>
    </style:style>
    <style:style style:name="WW8Num1z1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1z2" style:family="text">
      <style:text-properties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7S</meta:editing-duration>
    <meta:editing-cycles>13</meta:editing-cycles>
    <meta:generator>LibreOffice/6.1.1.2$Linux_X86_64 LibreOffice_project/10$Build-2</meta:generator>
    <dc:date>2018-09-22T09:52:14.634460696</dc:date>
    <meta:document-statistic meta:table-count="1" meta:image-count="0" meta:object-count="0" meta:page-count="2" meta:paragraph-count="54" meta:word-count="425" meta:character-count="2579" meta:non-whitespace-character-count="2166"/>
    <meta:user-defined meta:name="Info 1"/>
    <meta:user-defined meta:name="Info 2"/>
    <meta:user-defined meta:name="Info 3"/>
    <meta:user-defined meta:name="Info 4"/>
  </office:meta>
</office:document-meta>
</file>